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tikv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1150273, 1150.27, 19.17</text:p>
          </table:table-cell>
          <table:table-cell table:style-name="ce4" table:number-columns-repeated="2"/>
          <table:table-cell table:style-name="ce4" office:value-type="string" calcext:value-type="string">
            <text:p>3552975, 3552.98, 59.22</text:p>
          </table:table-cell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26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1315240, 1315.24, 21.92</text:p>
          </table:table-cell>
          <table:table-cell table:style-name="ce4" table:number-columns-repeated="2"/>
          <table:table-cell table:style-name="ce4" office:value-type="string" calcext:value-type="string">
            <text:p>3614053, 3614.05, 60.23</text:p>
          </table:table-cell>
          <table:table-cell/>
          <table:covered-table-cell table:number-columns-repeated="2" table:style-name="ce26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1104101, 1104.10, 18.40</text:p>
          </table:table-cell>
          <table:table-cell table:style-name="ce4" table:number-columns-repeated="2"/>
          <table:table-cell table:style-name="ce4" office:value-type="string" calcext:value-type="string">
            <text:p>2998030, 2998.03, 49.97</text:p>
          </table:table-cell>
          <table:table-cell/>
          <table:covered-table-cell table:number-columns-repeated="2" table:style-name="ce2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Eliminación uno a un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4" table:number-columns-spanned="4" table:number-rows-spanned="1"/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spanned="4" table:number-rows-spanned="1"/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9" table:number-columns-spanned="4" table:number-rows-spanned="1"/>
          <table:covered-table-cell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2T22:01:27.255631996</dc:date>
    <meta:editing-duration>PT4H57M4S</meta:editing-duration>
    <meta:editing-cycles>14</meta:editing-cycles>
    <meta:generator>LibreOffice/7.3.7.2$Linux_X86_64 LibreOffice_project/30$Build-2</meta:generator>
    <meta:document-statistic meta:table-count="1" meta:cell-count="19" meta:object-count="0"/>
  </office:meta>
</office:document-meta>
</file>